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3333" draw:fill-color="#ffffff" draw:textarea-horizontal-align="justify" draw:textarea-vertical-align="middle" draw:auto-grow-height="false" fo:min-height="9.275cm" fo:min-width="8.136cm"/>
    </style:style>
    <style:style style:name="gr2" style:family="graphic" style:parent-style-name="standard">
      <style:graphic-properties svg:stroke-color="#579d1c" draw:fill-color="#ffffff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svg:stroke-color="#4b1f6f" draw:fill-color="#ffffff" draw:textarea-horizontal-align="justify" draw:textarea-vertical-align="middle" draw:auto-grow-height="false" fo:min-height="1.401cm" fo:min-width="6.35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47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tyle="italic"/>
    </style:style>
    <style:style style:name="P4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579d1c"/>
    </style:style>
    <style:style style:name="P7" style:family="paragraph">
      <loext:graphic-properties draw:fill="none" draw:fill-color="#ffffff"/>
      <style:text-properties fo:color="#996699"/>
    </style:style>
    <style:style style:name="P8" style:family="paragraph">
      <loext:graphic-properties draw:fill="none" draw:fill-color="#ffffff"/>
      <style:text-properties fo:color="#336699"/>
    </style:style>
    <style:style style:name="P9" style:family="paragraph">
      <loext:graphic-properties draw:fill="none" draw:fill-color="#ffffff"/>
      <style:text-properties fo:color="#7e0021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79d1c"/>
    </style:style>
    <style:style style:name="T4" style:family="text">
      <style:text-properties fo:color="#996699"/>
    </style:style>
    <style:style style:name="T5" style:family="text">
      <style:text-properties fo:color="#336699"/>
    </style:style>
    <style:style style:name="T6" style:family="text">
      <style:text-properties fo:color="#7e002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9.525cm" svg:x="1.381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1.905cm" svg:x="2.143cm" svg:y="6.715cm">
          <text:p text:style-name="P2"><text:span text:style-name="T1">new field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651cm" svg:x="2.27cm" svg:y="9.636cm">
          <text:p text:style-name="P2"><text:span text:style-name="T2">new field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23cm" svg:height="1.397cm" svg:x="2.524cm" svg:y="12.811cm">
          <text:p text:style-name="P2"><text:span text:style-name="T2">finished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8.711cm" svg:height="3.806cm" svg:x="2.287cm" svg:y="17.142cm">
          <draw:text-box>
            <text:p>“new field name” expects just</text:p>
            <text:p>text. “new field type” is a</text:p>
            <text:p>drop down menu with all the</text:p>
            <text:p>different types. “finished” will</text:p>
            <text:p>exit the arg creation UI</text:p>
          </draw:text-box>
        </draw:frame>
        <draw:frame draw:style-name="gr6" draw:text-style-name="P6" draw:layer="layout" svg:width="5.184cm" svg:height="0.962cm" svg:x="11.541cm" svg:y="7.223cm">
          <draw:text-box>
            <text:p><text:span text:style-name="T3">New Field Name</text:span></text:p>
          </draw:text-box>
        </draw:frame>
        <draw:frame draw:style-name="gr7" draw:text-style-name="P7" draw:layer="layout" svg:width="4.854cm" svg:height="0.962cm" svg:x="11.422cm" svg:y="9.971cm">
          <draw:text-box>
            <text:p><text:span text:style-name="T4">New Field Type</text:span></text:p>
          </draw:text-box>
        </draw:frame>
        <draw:frame draw:style-name="gr8" draw:text-style-name="P8" draw:layer="layout" svg:width="8.351cm" svg:height="0.962cm" svg:x="11.676cm" svg:y="13.065cm">
          <draw:text-box>
            <text:p><text:span text:style-name="T5">Finished Argument Creation</text:span></text:p>
          </draw:text-box>
        </draw:frame>
        <draw:frame draw:style-name="gr9" draw:text-style-name="P9" draw:layer="layout" svg:width="7.085cm" svg:height="0.962cm" svg:x="2.032cm" svg:y="4.329cm">
          <draw:text-box>
            <text:p><text:span text:style-name="T6">New Argument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20:52:41.262393272</meta:creation-date>
    <dc:date>2016-01-24T17:49:55.504119233</dc:date>
    <meta:editing-duration>PT13M</meta:editing-duration>
    <meta:editing-cycles>3</meta:editing-cycles>
    <meta:generator>LibreOffice/4.4.2.2$Linux_X86_64 LibreOffice_project/40m0$Build-2</meta:generator>
    <meta:document-statistic meta:object-count="9"/>
  </office:meta>
</office:document-meta>
</file>